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stroke="solid" draw:stroke-dash="Fine_20_Dashed" draw:marker-end="Rounded_20_short_20_Arrow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5cm" fo:min-width="14.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cm" svg:height="1.9cm" svg:x="9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747cm" svg:y1="14cm" svg:x2="16.747cm" svg:y2="12.5cm">
          <text:p/>
        </draw:line>
        <draw:custom-shape draw:style-name="gr1" draw:text-style-name="P5" draw:layer="layout" svg:width="14.7cm" svg:height="2cm" svg:x="9cm" svg:y="14cm">
          <text:p text:style-name="P4">LimitCoun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7cm" svg:height="2.5cm" svg:x="9cm" svg:y="17cm">
          <text:p text:style-name="P1">+LimitCounter(limit:int):LimitCounter</text:p>
          <text:p text:style-name="P1">+IsOver():bool</text:p>
          <text:p text:style-name="P1">+Increment(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4.7cm" svg:height="2cm" svg:x="9cm" svg:y="6.7cm">
          <text:p text:style-name="P4">Coun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7cm" svg:height="3cm" svg:x="9cm" svg:y="9.5cm">
          <text:p text:style-name="P1">+Counter(initialValue:int):Counter</text:p>
          <text:p text:style-name="P1">+Increment()</text:p>
          <text:p text:style-name="P1">+&lt;&lt;get&gt;&gt;Value:int</text:p>
          <text:p text:style-name="P1">#&lt;&lt;set&gt;&gt;Value:i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7cm" svg:height="1cm" svg:x="9cm" svg:y="8.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7cm" svg:height="1cm" svg:x="9cm" svg:y="16cm">
          <text:p text:style-name="P1">-_limit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8M24S</meta:editing-duration>
    <meta:editing-cycles>15</meta:editing-cycles>
    <meta:generator>LibreOffice/6.4.6.2$Linux_X86_64 LibreOffice_project/40$Build-2</meta:generator>
    <dc:date>2021-03-06T17:18:16.341655627</dc:date>
    <meta:document-statistic meta:object-count="8"/>
  </office:meta>
</office:document-meta>
</file>